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ext_20_body"><text:span text:style-name="T1">James Crowther</text:span><text:line-break/>LinkedIn : <text:a xlink:type="simple" xlink:href="https://www.linkedin.com/in/james-crowther-2377874a/" office:name=""><text:span text:style-name="Definition">https://www.linkedin.com/in/james-crowther-2377874a/</text:span></text:a><text:line-break/>GitHub : <text:a xlink:type="simple" xlink:href="https://github.com/shadowguardian507-irl" office:name=""><text:span text:style-name="Definition">https://github.com/shadowguardian507-irl</text:span></text:a><text:line-break/>E-mail : <text:a xlink:type="simple" xlink:href="mailto:james@p-s-e.tk" office:name=""><text:span text:style-name="Definition">james@p-s-e.tk</text:span></text:a></text:p>
      <text:p text:style-name="Horizontal_20_Line"/>
      <text:h text:style-name="Heading_20_1" text:outline-level="1"><text:bookmark-start text:name="experience-summary"/>Experience Summary<text:bookmark-end text:name="experience-summary"/></text:h>
      <text:h text:style-name="Heading_20_2" text:outline-level="2"><text:bookmark-start text:name="personal-statement"/>Personal statement<text:bookmark-end text:name="personal-statement"/></text:h>
      <text:p text:style-name="First_20_paragraph">Experienced DevOps/Platform Engineer with over 14 years demonstrated history of working in industry. Skilled in Ansible, Linux, Docker, Terraform, Proxmox, systems automation, Gitlab CI/CD, AWS, VMware ESX/vSphere.</text:p>
      <text:h text:style-name="Heading_20_2" text:outline-level="2"><text:bookmark-start text:name="business-and-technical-experience"/>Business and Technical experience<text:bookmark-end text:name="business-and-technical-experience"/></text:h>
      <text:p text:style-name="First_20_paragraph">Systems deployment/configuration automation, to ensure creation of consistent systems, via use of:</text:p>
      <text:list text:style-name="L1">
        <text:list-item>
          <text:p text:style-name="P1">Ansible</text:p>
        </text:list-item>
        <text:list-item>
          <text:p text:style-name="P1">Terraform</text:p>
        </text:list-item>
        <text:list-item>
          <text:p text:style-name="P1">Gitlab CI/CD</text:p>
        </text:list-item>
      </text:list>
      <text:p text:style-name="First_20_paragraph">Performing problem analysis and rectification via use of</text:p>
      <text:list text:style-name="L2">
        <text:list-item>
          <text:p text:style-name="P2">Cloud Watch</text:p>
        </text:list-item>
        <text:list-item>
          <text:p text:style-name="P2">Dynatrace</text:p>
        </text:list-item>
        <text:list-item>
          <text:p text:style-name="P2">Direct log review</text:p>
        </text:list-item>
      </text:list>
      <text:h text:style-name="Heading_20_3" text:outline-level="3"><text:bookmark-start text:name="operating-systems"/>Operating Systems<text:bookmark-end text:name="operating-systems"/></text:h>
      <text:p text:style-name="First_20_paragraph">Windows: Windows server 2019/2012 R2, Windows 10<text:line-break/>Linux: Ubuntu, Debian, Arch, Alpine<text:line-break/>Virtualisation/Containers: vSphere/ESXi, Proxmox VE, EC2, Docker, ECS</text:p>
      <text:h text:style-name="Heading_20_3" text:outline-level="3"><text:bookmark-start text:name="software-programming"/>Software / Programming<text:bookmark-end text:name="software-programming"/></text:h>
      <text:p text:style-name="First_20_paragraph">Ansible, Python, Bash Script, git, Gitlab CI/CD (inc Components), Docker, Terraform, Terragrunt, PHP, C#</text:p>
      <text:h text:style-name="Heading_20_2" text:outline-level="2"><text:bookmark-start text:name="careereducation-history"/>Career/Education history<text:bookmark-end text:name="careereducation-history"/></text:h>
      <text:h text:style-name="Heading_20_3" text:outline-level="3"><text:bookmark-start text:name="cdl-cheshire-datasystems-limited-_-stockport"/>CDL (Cheshire Datasystems Limited) _ Stockport<text:bookmark-end text:name="cdl-cheshire-datasystems-limited-_-stockport"/></text:h>
      <text:p text:style-name="First_20_paragraph">Nov 2019 - Present _ DevOps Engineer</text:p>
      <text:list text:style-name="L3">
        <text:list-item>
          <text:p text:style-name="P3">Responsibilities are mainly around, managing Linux servers and container based systems with a focus on automation of systems/software/configuration deployment, via the use of Ansible, Terraform and Gitlab CI/CD Pipelines</text:p>
        </text:list-item>
        <text:list-item>
          <text:p text:style-name="P3">Technologies used include Ansible, Terraform, Docker, VMWare, AWS, Dynatrace (systems status monitoring), Git (version control and storage using Gitlab), Bash scripting, Python, PHP</text:p>
        </text:list-item>
        <text:list-item>
          <text:p text:style-name="P3">Providing in-house support and training to other team members</text:p>
        </text:list-item>
      </text:list>
      <text:h text:style-name="Heading_20_3" text:outline-level="3"><text:bookmark-start text:name="laterooms-_-manchester-city-centre"/>Laterooms _ Manchester (city centre)<text:bookmark-end text:name="laterooms-_-manchester-city-centre"/></text:h>
      <text:p text:style-name="First_20_paragraph">Nov 2018 - September 2019 _ Platform Engineer</text:p>
      <text:list text:style-name="L4">
        <text:list-item>
          <text:p text:style-name="P4">Responsibilities mainly around managing Linux and network systems to a detailed level with a focus on automation of systems/software/configuration deployment both on-prem and in cloud hosted environments, also assisting with general windows system management and overall systems status monitoring and alerting.<text:line-break/></text:p>
        </text:list-item>
        <text:list-item>
          <text:p text:style-name="P4">Technologies used include Ansible, Terraform, GOCD, Cisco ADSM, Cisco IOS, Cisco Meraki, Docker, Rancher (Docker orchestration), RancherOS, VMWare, Proxmox, UKFast ecloud, AWS (including S3, Route53, Certificate Manager, CloudFront), DataDog (systems status monitoring), Git (version control and storage using Github), Bash and Bat scripting, PHP scripting and webpages</text:p>
        </text:list-item>
        <text:list-item>
          <text:p text:style-name="P4">Additional duties were based around systems improvement and security hardening, as well as improving systems resilience and automated fault detection/recovery. Also optimising hardware deployment and connectivity structuring.</text:p>
        </text:list-item>
        <text:list-item>
          <text:p text:style-name="P4">interacted with external companies to facilitate deployments and integrations of their software/systems and services.</text:p>
        </text:list-item>
        <text:list-item>
          <text:p text:style-name="P4">Providing in-house support and training to other team members and the service desk on an ad hoc basis.</text:p>
        </text:list-item>
      </text:list>
      <text:p text:style-name="First_20_paragraph">Jan 2016 - Nov 2018 _ Foundation Platform Engineer</text:p>
      <text:list text:style-name="L5">
        <text:list-item>
          <text:p text:style-name="P5">Responsibilities mainly around managing on-prem Windows, Linux and network systems, including maintenance and updating of servers, deploying software and configuring new server hardware and operating systems. In addition configuring, testing and deploying systems polices (Group policy and server base templates)</text:p>
        </text:list-item>
        <text:list-item>
          <text:p text:style-name="P5">Technologies used include Bash and Bat scripting, Group Policy, Windows server 2008R2/2012/2016, Ubuntu, Debian, VMWare, Proxmox, Git (version control and storage using Github)</text:p>
        </text:list-item>
      </text:list>
      <text:p text:style-name="First_20_paragraph">Apr 2009 – Jan 2016 _ Desktop Support Engineer</text:p>
      <text:list text:style-name="L6">
        <text:list-item>
          <text:p text:style-name="P6">Supporting users and desktop estate including application deployment and basic Group Policy, also development of in-house resources and services to ease management of on-prem resources</text:p>
        </text:list-item>
      </text:list>
      <text:h text:style-name="Heading_20_3" text:outline-level="3"><text:bookmark-start text:name="mdc-direct-_-stockport"/>MdC Direct _ Stockport<text:bookmark-end text:name="mdc-direct-_-stockport"/></text:h>
      <text:p text:style-name="First_20_paragraph">Jan 2008 – December 2008 _ System Support Administrator</text:p>
      <text:h text:style-name="Heading_20_3" text:outline-level="3"><text:bookmark-start text:name="the-university-of-manchester-formerly-umist"/>The University of Manchester (formerly UMIST)<text:bookmark-end text:name="the-university-of-manchester-formerly-umist"/></text:h>
      <text:p text:style-name="First_20_paragraph">September 2004 – June 2007 _ BSc Hons Computing Science</text:p>
      <text:p text:style-name="Horizontal_20_Line"/>
      <text:h text:style-name="Heading_20_2" text:outline-level="2"><text:bookmark-start text:name="certifications"/>Certifications<text:bookmark-end text:name="certifications"/></text:h>
      <text:p text:style-name="First_20_paragraph">V3 Foundation Certificate in IT Service Management<text:line-break/>Apple Certified Associate - Mac Integration 10.10<text:line-break/>AWS Certified Cloud Practitioner</text:p>
      <text:h text:style-name="Heading_20_2" text:outline-level="2"><text:bookmark-start text:name="general-information"/>General Information<text:bookmark-end text:name="general-information"/></text:h>
      <text:p text:style-name="First_20_paragraph">Member of BCS<text:line-break/>Full clean UK driving licence</text:p>
      <text:h text:style-name="Heading_20_2" text:outline-level="2"><text:bookmark-start text:name="interests"/>Interests<text:bookmark-end text:name="interests"/></text:h>
      <text:p text:style-name="First_20_paragraph">Ansible / systems automation<text:line-break/>Open Source development<text:line-break/>3D design/printing<text:line-break/>VR</text:p>
      <text:h text:style-name="Heading_20_2" text:outline-level="2"><text:bookmark-start text:name="references"/>References<text:bookmark-end text:name="references"/></text:h>
      <text:p text:style-name="First_20_paragraph">References available upon reques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
    <dc:description/>
    <dc:subject/>
    <meta:keyword/>
    <meta:initial-creator/>
    <dc:creator/>
    <meta:creation-date>2024-05-08T18:56:12Z</meta:creation-date>
    <dc:date>2024-05-08T18:56:12Z</dc:date>
  </office:meta>
</office:document-meta>
</file>